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style:line-height-at-least="0cm" style:shadow="none"/>
    </style:style>
    <style:style style:name="P9" style:family="paragraph" style:parent-style-name="Text_20_body" style:master-page-name="">
      <style:paragraph-properties fo:margin-top="0cm" fo:margin-bottom="0cm" style:line-height-at-least="0cm" style:page-number="auto" style:shadow="non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UrbanBody">
      <style:text-properties style:text-underline-style="none" fo:font-weight="normal" style:font-weight-asian="normal" style:font-weight-complex="normal"/>
    </style:style>
    <style:style style:name="P12" style:family="paragraph" style:parent-style-name="Horizontal_20_Line">
      <style:text-properties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vis technique</text:p>
      <text:p text:style-name="UrbanTitle">Déclaration urbanistique préalable</text:p>
      <text:p text:style-name="UrbanBody"/>
      <text:p text:style-name="UrbanBody"><text:span text:style-name="T4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3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P11"/>
      <text:p text:style-name="UrbanBody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Text_20_body"><text:span text:style-name="T3">Date d'envoi au service technique :</text:span>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3">COMPLET/INCOMPLET</text:p>
      <text:p text:style-name="P6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Standard"><text:span text:style-name="T3">CU2 délivré pour le bien en date du :</text:span> ... (Référence : ...)</text:p>
          </table:table-cell>
          <table:table-cell office:value-type="string">
            <text:p text:style-name="P7">OUI/NON</text:p>
          </table:table-cell>
        </table:table-row>
        <table:table-row>
          <table:table-cell office:value-type="string">
            <text:p text:style-name="P10">Immeuble classé</text:p>
          </table:table-cell>
          <table:table-cell office:value-type="string">
            <text:p text:style-name="P7"><office:annotation><dc:creator>Gauthier Bastien</dc:creator><dc:date>2012-01-09T12:07:19</dc:date><text:p text:style-name="P13"><text:span text:style-name="T5">do text</text:span></text:p><text:p text:style-name="P13"><text:span text:style-name="T5">from xhtml('classe' in self.getProtectedBuilding() and '</text:span><text:span text:style-name="T6">&lt;strong&gt;</text:span><text:span text:style-name="T5">OUI</text:span><text:span text:style-name="T6">&lt;/strong&gt;</text:span><text:span text:style-name="T5">' or '</text:span><text:span text:style-name="T6">&lt;strong&gt;</text:span><text:span text:style-name="T5">NON</text:span><text:span text:style-name="T6">&lt;/strong&gt;</text:span><text:span text:style-name="T5">')</text:span></text:p></office:annotation>OUI/NON</text:p>
          </table:table-cell>
        </table:table-row>
        <table:table-row>
          <table:table-cell office:value-type="string">
            <text:p text:style-name="P10">Immeuble repris à l'inventaire</text:p>
          </table:table-cell>
          <table:table-cell office:value-type="string">
            <text:p text:style-name="P7"><office:annotation><dc:creator>Gauthier Bastien</dc:creator><dc:date>2012-01-09T12:07:19</dc:date><text:p text:style-name="P13"><text:span text:style-name="T6">do text</text:span></text:p><text:p text:style-name="P13"><text:span text:style-name="T6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10">Certificat de Patrimoine délivré pour le bien</text:p>
          </table:table-cell>
          <table:table-cell office:value-type="string">
            <text:p text:style-name="P7"><office:annotation><dc:creator>Gauthier Bastien</dc:creator><dc:date>2012-01-09T12:07:19</dc:date><text:p text:style-name="P13"><text:span text:style-name="T6">do text</text:span></text:p><text:p text:style-name="P13"><text:span text:style-name="T6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10">RGB - Zone protégée (art. 395 à 405 du CWATUPE)</text:p>
          </table:table-cell>
          <table:table-cell office:value-type="string">
            <text:p text:style-name="P7">OUI/NON</text:p>
          </table:table-cell>
        </table:table-row>
        <table:table-row>
          <table:table-cell office:value-type="string">
            <text:p text:style-name="P10">RGB - Site rural (art. 417 à 420 du CWATUPE)</text:p>
          </table:table-cell>
          <table:table-cell office:value-type="string">
            <text:p text:style-name="P7">OUI/NON</text:p>
          </table:table-cell>
        </table:table-row>
      </table:table>
      <text:p text:style-name="P4"><text:line-break/><text:span text:style-name="T3">Détails :</text:span></text:p>
      <text:p text:style-name="P5"><office:annotation><dc:creator>Gauthier Bastien</dc:creator><dc:date>2012-01-09T12:07:19</dc:date><text:p text:style-name="P13"><text:span text:style-name="T5">do text</text:span></text:p><text:p text:style-name="P13"><text:span text:style-name="T5">from xhtml(</text:span><text:span text:style-name="T6">self.getProtectedBuildingDetails()</text:span><text:span text:style-name="T5">)</text:span></text:p></office:annotation></text:p>
      <text:p text:style-name="P12"/>
      <text:p text:style-name="P9"><text:span text:style-name="T3">Plan de secteur :</text:span> <text:text-input text:description="zonage">self.getValueForTemplate('folderZone')</text:text-input></text:p>
      <text:p text:style-name="P8"><text:span text:style-name="T3">PCA :</text:span> <text:text-input text:description="PCA">self.getValueForTemplate('pca')</text:text-input></text:p>
      <text:p text:style-name="P8"><text:span text:style-name="T3">Lotissement :</text:span> <text:text-input text:description="Lotissement">self.getParcellingsForTemplate(withDetails=True)</text:text-input></text:p>
      <text:p text:style-name="P8"><text:span text:style-name="T3">SSC :</text:span> <text:text-input text:description="SSC">self.getValueForTemplate('SSC')</text:text-input></text:p>
      <text:p text:style-name="P8"><text:span text:style-name="T3">RCU :</text:span> <text:text-input text:description="RCU">self.getValueForTemplate('RCU')</text:text-input></text:p>
      <text:p text:style-name="P8"><text:span text:style-name="T3">Zone inondable :</text:span> <text:text-input text:description="Zone inondable">self.getValueForTemplate('floodingLevel')</text:text-input><text:text-input text:description="Zone inondable">self.getFloodingLevelDetails() and '%s%s' % ('-  ', self.getValueForTemplate('floodingLevelDetails')) or ''</text:text-input></text:p>
      <text:p text:style-name="P6"/>
      <text:p text:style-name="P6">Avis du service technique de l'urbanisme :</text:p>
      <text:p text:style-name="Text_20_body"/>
      <text:p text:style-name="Text_20_body"><text:soft-page-break/></text:p>
      <text:p text:style-name="UrbanBody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7-03T10:11:51</dc:date>
    <dc:language>fr-FR</dc:language>
    <meta:editing-cycles>115</meta:editing-cycles>
    <meta:editing-duration>PT15H15M6S</meta:editing-duration>
    <dc:creator>Simon Delcourt</dc:creator>
    <meta:document-statistic meta:table-count="1" meta:image-count="0" meta:object-count="0" meta:page-count="2" meta:paragraph-count="35" meta:word-count="150" meta:character-count="1403" meta:non-whitespace-character-count="1295"/>
    <meta:user-defined meta:name="Info 1"/>
    <meta:user-defined meta:name="Info 2"/>
    <meta:user-defined meta:name="Info 3"/>
    <meta:user-defined meta:name="Info 4"/>
  </office:meta>
</office:document-meta>
</file>